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f0d59" officeooo:paragraph-rsid="000f0d5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text-underline-style="none" fo:font-weight="normal" officeooo:rsid="000f0d59" officeooo:paragraph-rsid="000f0d5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f0d59" officeooo:paragraph-rsid="000fea03" style:font-size-asian="12.25pt" style:font-weight-asian="normal" style:font-size-complex="14pt" style:font-weight-complex="normal"/>
    </style:style>
    <style:style style:name="P4" style:family="paragraph" style:parent-style-name="Standard">
      <style:text-properties officeooo:paragraph-rsid="000fea03"/>
    </style:style>
    <style:style style:name="P5" style:family="paragraph">
      <loext:graphic-properties draw:fill-color="#18bc9c"/>
    </style:style>
    <style:style style:name="P6" style:family="paragraph">
      <loext:graphic-properties draw:fill-color="#8b8a8a"/>
    </style:style>
    <style:style style:name="T1" style:family="text">
      <style:text-properties fo:font-size="14pt" style:text-underline-style="none" fo:font-weight="normal" officeooo:rsid="000f0d59" style:font-size-asian="12.25pt" style:font-weight-asian="normal" style:font-size-complex="14pt" style:font-weight-complex="normal"/>
    </style:style>
    <style:style style:name="T2" style:family="text">
      <style:text-properties officeooo:rsid="000fea03"/>
    </style:style>
    <style:style style:name="gr1" style:family="graphic">
      <style:graphic-properties svg:stroke-color="#000000" draw:fill-color="#18bc9c" draw:textarea-horizontal-align="justify" draw:textarea-vertical-align="middle" draw:auto-grow-height="false" fo:min-height="1.762cm" fo:min-width="1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fill-color="#8b8a8a" draw:textarea-horizontal-align="justify" draw:textarea-vertical-align="middle" draw:auto-grow-height="false" fo:min-height="1.762cm" fo:min-width="1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 :</text:p>
      <text:p text:style-name="P1"/>
      <text:p text:style-name="P2">- Navigation :</text:p>
      <text:p text:style-name="P2"><text:tab/>- Page Accueil (présentation, <text:span text:style-name="T2">BTS SIO, </text:span>compétences, CV)</text:p>
      <text:p text:style-name="P2"><text:tab/>- Page projets <text:span text:style-name="T2">(projets</text:span></text:p>
      <text:p text:style-name="P2"><text:tab/>- Page veille technologique</text:p>
      <text:p text:style-name="P2"/>
      <text:p text:style-name="P2"/>
      <text:p text:style-name="P2">Couleurs :</text:p>
      <text:p text:style-name="P2"/>
      <text:p text:style-name="P4"><draw:custom-shape text:anchor-type="paragraph" draw:z-index="0" draw:name="Forme 2" draw:style-name="gr2" draw:text-style-name="P6" svg:width="1.763cm" svg:height="1.763cm" svg:x="0.039cm" svg:y="0.885cm"><text:p/><draw:enhanced-geometry svg:viewBox="0 0 21600 21600" draw:type="rectangle" draw:enhanced-path="M 0 0 L 21600 0 21600 21600 0 21600 0 0 Z N"/></draw:custom-shape><text:span text:style-name="T1">#</text:span>7b898b<text:tab/><text:tab/>#20b99b</text:p>
      <text:p text:style-name="P4"><draw:custom-shape text:anchor-type="paragraph" draw:z-index="1" draw:name="Forme 1" draw:style-name="gr1" draw:text-style-name="P5" svg:width="1.763cm" svg:height="1.763cm" svg:x="3.515cm" svg:y="0.418cm"><text:p/><draw:enhanced-geometry svg:viewBox="0 0 21600 21600" draw:type="rectangle" draw:enhanced-path="M 0 0 L 21600 0 21600 21600 0 21600 0 0 Z N"/></draw:custom-shape></text:p>
      <text:p text:style-name="P4"/>
      <text:p text:style-name="P3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4:57:58.843272387</meta:creation-date>
    <dc:date>2023-09-21T10:06:53.398304263</dc:date>
    <meta:editing-duration>PT19H8M55S</meta:editing-duration>
    <meta:editing-cycles>3</meta:editing-cycles>
    <meta:generator>LibreOffice/7.4.2.3$MacOSX_X86_64 LibreOffice_project/382eef1f22670f7f4118c8c2dd222ec7ad009daf</meta:generator>
    <meta:document-statistic meta:table-count="0" meta:image-count="0" meta:object-count="0" meta:page-count="1" meta:paragraph-count="8" meta:word-count="25" meta:character-count="161" meta:non-whitespace-character-count="137"/>
  </office:meta>
</office:document-meta>
</file>